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333333" draw:marker-end="msArrowOpenEnd_20_5" draw:marker-end-width="0.319cm" draw:marker-end-center="false" draw:fill="none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svg:stroke-color="#333333" draw:fill="none" draw:textarea-vertical-align="top" draw:auto-grow-height="true" fo:min-height="1.185cm" fo:min-width="2.703cm" fo:padding-top="0.125cm" fo:padding-bottom="0.125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width="0cm" svg:stroke-color="#333333" draw:fill="none" draw:textarea-vertical-align="top" draw:auto-grow-height="true" fo:min-height="1.185cm" fo:min-width="1.513cm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draw:stroke="none" svg:stroke-width="0cm" svg:stroke-color="#333333" draw:fill="none" draw:textarea-vertical-align="top" draw:auto-grow-height="true" fo:min-height="1.185cm" fo:min-width="2.741cm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draw:stroke="none" svg:stroke-width="0cm" svg:stroke-color="#333333" draw:fill="none" draw:textarea-vertical-align="top" draw:auto-grow-height="true" fo:min-height="0.593cm" fo:min-width="1.048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none" svg:stroke-width="0cm" svg:stroke-color="#333333" draw:fill="none" draw:textarea-vertical-align="top" draw:auto-grow-height="true" fo:min-height="0.593cm" fo:min-width="1.501cm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none" svg:stroke-width="0cm" svg:stroke-color="#333333" draw:fill="solid" draw:fill-color="#ffffff" draw:textarea-vertical-align="top" draw:auto-grow-height="true" fo:min-height="0.593cm" fo:min-width="1.247cm" fo:padding-top="0cm" fo:padding-bottom="0cm" fo:padding-left="0cm" fo:padding-right="0cm" fo:wrap-option="no-wrap"/>
    </style:style>
    <style:style style:name="gr8" style:family="graphic" style:parent-style-name="standard">
      <style:graphic-properties draw:stroke="dash" draw:stroke-dash="Dash_20_2" svg:stroke-width="0.053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svg:stroke-color="#333333" draw:fill="none" draw:textarea-vertical-align="top" draw:auto-grow-height="true" fo:min-height="0.593cm" fo:min-width="1.822cm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none" svg:stroke-width="0cm" svg:stroke-color="#333333" draw:fill="solid" draw:fill-color="#ffffff" draw:textarea-vertical-align="top" draw:auto-grow-height="true" fo:min-height="0.593cm" fo:min-width="2.169cm" fo:padding-top="0cm" fo:padding-bottom="0cm" fo:padding-left="0cm" fo:padding-right="0cm" fo:wrap-option="no-wrap"/>
    </style:style>
    <style:style style:name="gr11" style:family="graphic" style:parent-style-name="standard" style:list-style-name="L2">
      <style:graphic-properties draw:stroke="none" svg:stroke-width="0cm" svg:stroke-color="#333333" draw:fill="solid" draw:fill-color="#ffffff" draw:textarea-vertical-align="top" draw:auto-grow-height="true" fo:min-height="0.593cm" fo:min-width="1.247cm" fo:padding-top="0cm" fo:padding-bottom="0cm" fo:padding-left="0cm" fo:padding-right="0cm" fo:wrap-option="no-wrap"/>
    </style:style>
    <style:style style:name="gr12" style:family="graphic" style:parent-style-name="standard">
      <style:graphic-properties draw:stroke="solid" svg:stroke-width="0.159cm" svg:stroke-color="#333333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svg:stroke-color="#333333" draw:fill="solid" draw:fill-color="#ffffff" draw:textarea-vertical-align="top" draw:auto-grow-height="true" fo:min-height="2.961cm" fo:min-width="0.303cm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none" svg:stroke-width="0cm" svg:stroke-color="#333333" draw:fill="solid" draw:fill-color="#ffffff" draw:textarea-vertical-align="top" draw:auto-grow-height="true" fo:min-height="1.185cm" fo:min-width="3.588cm" fo:padding-top="0cm" fo:padding-bottom="0cm" fo:padding-left="0cm" fo:padding-right="0cm" fo:wrap-option="no-wrap"/>
    </style:style>
    <style:style style:name="gr15" style:family="graphic" style:parent-style-name="standard" style:list-style-name="L2">
      <style:graphic-properties draw:stroke="none" svg:stroke-width="0cm" svg:stroke-color="#333333" draw:fill="solid" draw:fill-color="#ffffff" draw:textarea-vertical-align="top" draw:auto-grow-height="true" fo:min-height="1.185cm" fo:min-width="2.144cm" fo:padding-top="0cm" fo:padding-bottom="0cm" fo:padding-left="0cm" fo:padding-right="0cm" fo:wrap-option="no-wrap"/>
    </style:style>
    <style:style style:name="gr16" style:family="graphic" style:parent-style-name="standard" style:list-style-name="L2">
      <style:graphic-properties draw:stroke="none" svg:stroke-width="0cm" svg:stroke-color="#333333" draw:fill="solid" draw:fill-color="#ffffff" draw:textarea-vertical-align="top" draw:auto-grow-height="true" fo:min-height="1.185cm" fo:min-width="2.508cm" fo:padding-top="0cm" fo:padding-bottom="0cm" fo:padding-left="0cm" fo:padding-right="0cm" fo:wrap-option="no-wrap"/>
    </style:style>
    <style:style style:name="gr17" style:family="graphic" style:parent-style-name="standard" style:list-style-name="L2">
      <style:graphic-properties draw:stroke="none" svg:stroke-width="0cm" svg:stroke-color="#333333" draw:fill="solid" draw:fill-color="#ffffff" draw:textarea-vertical-align="top" draw:auto-grow-height="true" fo:min-height="1.185cm" fo:min-width="2.978cm" fo:padding-top="0cm" fo:padding-bottom="0cm" fo:padding-left="0cm" fo:padding-right="0cm" fo:wrap-option="no-wrap"/>
    </style:style>
    <style:style style:name="gr18" style:family="graphic" style:parent-style-name="standard" style:list-style-name="L2">
      <style:graphic-properties draw:stroke="none" svg:stroke-width="0cm" svg:stroke-color="#333333" draw:fill="solid" draw:fill-color="#ffffff" draw:textarea-vertical-align="top" draw:auto-grow-height="true" fo:min-height="1.185cm" fo:min-width="3.863cm" fo:padding-top="0cm" fo:padding-bottom="0cm" fo:padding-left="0cm" fo:padding-right="0cm" fo:wrap-option="no-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  <style:text-properties fo:color="#000000" fo:font-family="Helvetica" style:font-family-generic="swiss" style:font-pitch="variable" fo:font-weight="normal" style:font-weight-asian="normal" style:font-weight-complex="normal"/>
    </style:style>
    <style:style style:name="P3" style:family="paragraph">
      <style:paragraph-properties fo:text-align="center" style:font-independent-line-spacing="true"/>
      <style:text-properties fo:color="#000000" fo:font-family="Helvetica" style:font-family-generic="swiss" style:font-pitch="variable" fo:font-size="18pt" fo:font-weight="normal" style:font-weight-asian="normal" style:font-weight-complex="normal"/>
    </style:style>
    <style:style style:name="P4" style:family="paragraph">
      <style:text-properties fo:color="#000000" fo:font-family="Helvetica" style:font-family-generic="swiss" style:font-pitch="variable"/>
    </style:style>
    <style:style style:name="P5" style:family="paragraph">
      <style:paragraph-properties style:font-independent-line-spacing="true"/>
      <style:text-properties fo:color="#000000" fo:font-family="Helvetica" style:font-family-generic="swiss" style:font-pitch="variable"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000000" fo:font-family="Helvetica" style:font-family-generic="swiss" style:font-pitch="variable"/>
    </style:style>
    <style:style style:name="P8" style:family="paragraph">
      <style:paragraph-properties fo:text-align="center" style:font-independent-line-spacing="true"/>
      <style:text-properties fo:color="#000000" fo:font-family="Helvetica" style:font-family-generic="swiss" style:font-pitch="variable" fo:font-size="18pt"/>
    </style:style>
    <style:style style:name="T1" style:family="text">
      <style:text-properties style:text-line-through-style="none" fo:font-size="14pt" fo:letter-spacing="normal" fo:font-style="normal" style:text-underline-style="none" style:font-size-asian="14pt" style:font-style-asian="normal" style:font-family-complex="'Helvetica LT Std Light'" style:font-size-complex="14pt" style:font-style-complex="normal"/>
    </style:style>
    <style:style style:name="T2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family-complex="'Helvetica LT Std Light'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c4b5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Freeform 46" draw:style-name="gr1" draw:text-style-name="P1" draw:layer="layout" svg:width="5.808cm" svg:height="0.438cm" svg:x="4.789cm" svg:y="3.432cm">
          <text:p/>
          <draw:enhanced-geometry draw:mirror-horizontal="false" draw:mirror-vertical="false" svg:viewBox="0 0 1100666 324555" draw:type="non-primitive" draw:enhanced-path="M 0 0 L 1100666 324555 N">
            <draw:equation draw:name="f0" draw:formula="0*width/1100666"/>
            <draw:equation draw:name="f1" draw:formula="0*height/324555"/>
            <draw:equation draw:name="f2" draw:formula="1100666*width/1100666"/>
            <draw:equation draw:name="f3" draw:formula="324555*height/324555"/>
            <draw:equation draw:name="f4" draw:formula="width"/>
            <draw:equation draw:name="f5" draw:formula="height"/>
          </draw:enhanced-geometry>
        </draw:custom-shape>
        <draw:custom-shape draw:name="Rectangle 47" draw:style-name="gr2" draw:text-style-name="P3" draw:layer="layout" svg:width="3.203cm" svg:height="1.435cm" svg:x="0.005cm" svg:y="0.042cm">
          <text:p text:style-name="P2"><text:span text:style-name="T1">User</text:span><text:span text:style-name="T1"><text:line-break/></text:span><text:span text:style-name="T1">(application)</text:span></text:p>
          <draw:enhanced-geometry svg:viewBox="0 0 21600 21600" draw:type="rectangle" draw:enhanced-path="M 0 0 L 21600 0 21600 21600 0 21600 0 0 Z N"/>
        </draw:custom-shape>
        <draw:custom-shape draw:name="Rectangle 48" draw:style-name="gr3" draw:text-style-name="P3" draw:layer="layout" svg:width="2.068cm" svg:height="1.435cm" svg:x="3.623cm" svg:y="0.042cm">
          <text:p text:style-name="P2"><text:span text:style-name="T1">Kernel</text:span><text:span text:style-name="T1"><text:line-break/></text:span><text:span text:style-name="T1">(driver)</text:span></text:p>
          <draw:enhanced-geometry svg:viewBox="0 0 21600 21600" draw:type="rectangle" draw:enhanced-path="M 0 0 L 21600 0 21600 21600 0 21600 0 0 Z N"/>
        </draw:custom-shape>
        <draw:custom-shape draw:name="Rectangle 49" draw:style-name="gr4" draw:text-style-name="P3" draw:layer="layout" svg:width="3.275cm" svg:height="1.435cm" svg:x="6.108cm" svg:y="0.042cm">
          <text:p text:style-name="P2"><text:span text:style-name="T1">Kernel</text:span><text:span text:style-name="T1"><text:line-break/></text:span><text:span text:style-name="T1">(int. handler)</text:span></text:p>
          <draw:enhanced-geometry svg:viewBox="0 0 21600 21600" draw:type="rectangle" draw:enhanced-path="M 0 0 L 21600 0 21600 21600 0 21600 0 0 Z N"/>
        </draw:custom-shape>
        <draw:custom-shape draw:name="Rectangle 50" draw:style-name="gr5" draw:text-style-name="P3" draw:layer="layout" svg:width="1.628cm" svg:height="0.843cm" svg:x="12.843cm" svg:y="0.042cm">
          <text:p text:style-name="P2"><text:span text:style-name="T1">(bus)</text:span></text:p>
          <draw:enhanced-geometry svg:viewBox="0 0 21600 21600" draw:type="rectangle" draw:enhanced-path="M 0 0 L 21600 0 21600 21600 0 21600 0 0 Z N"/>
        </draw:custom-shape>
        <draw:custom-shape draw:name="Rectangle 51" draw:style-name="gr6" draw:text-style-name="P3" draw:layer="layout" svg:width="2.013cm" svg:height="0.843cm" svg:x="15.699cm" svg:y="0.042cm">
          <text:p text:style-name="P2"><text:span text:style-name="T1">Device</text:span></text:p>
          <draw:enhanced-geometry svg:viewBox="0 0 21600 21600" draw:type="rectangle" draw:enhanced-path="M 0 0 L 21600 0 21600 21600 0 21600 0 0 Z N"/>
        </draw:custom-shape>
        <draw:custom-shape draw:name="Freeform 52" draw:style-name="gr1" draw:text-style-name="P1" draw:layer="layout" svg:width="3.096cm" svg:height="0.352cm" svg:x="1.661cm" svg:y="2.146cm">
          <text:p/>
          <draw:enhanced-geometry draw:mirror-horizontal="false" draw:mirror-vertical="false" svg:viewBox="0 0 1100666 324555" draw:type="non-primitive" draw:enhanced-path="M 0 0 L 1100666 324555 N">
            <draw:equation draw:name="f0" draw:formula="0*width/1100666"/>
            <draw:equation draw:name="f1" draw:formula="0*height/324555"/>
            <draw:equation draw:name="f2" draw:formula="1100666*width/1100666"/>
            <draw:equation draw:name="f3" draw:formula="324555*height/324555"/>
            <draw:equation draw:name="f4" draw:formula="width"/>
            <draw:equation draw:name="f5" draw:formula="height"/>
          </draw:enhanced-geometry>
        </draw:custom-shape>
        <draw:custom-shape draw:name="Freeform 53" draw:style-name="gr1" draw:text-style-name="P1" draw:layer="layout" svg:width="11.523cm" svg:height="0.494cm" svg:x="4.954cm" svg:y="4.459cm">
          <text:p/>
          <draw:enhanced-geometry draw:mirror-horizontal="false" draw:mirror-vertical="false" svg:viewBox="0 0 3287889 141111" draw:type="non-primitive" draw:enhanced-path="M 0 0 L 3287889 141111 N">
            <draw:equation draw:name="f0" draw:formula="0*width/3287889"/>
            <draw:equation draw:name="f1" draw:formula="0*height/141111"/>
            <draw:equation draw:name="f2" draw:formula="3287889*width/3287889"/>
            <draw:equation draw:name="f3" draw:formula="141111*height/141111"/>
            <draw:equation draw:name="f4" draw:formula="width"/>
            <draw:equation draw:name="f5" draw:formula="height"/>
          </draw:enhanced-geometry>
        </draw:custom-shape>
        <draw:custom-shape draw:name="TextBox 54" draw:style-name="gr7" draw:text-style-name="P5" draw:layer="layout" svg:width="1.319cm" svg:height="0.593cm" svg:x="2.463cm" svg:y="1.95cm">
          <text:p text:style-name="P4"><text:span text:style-name="T2">read()</text:span></text:p>
          <draw:enhanced-geometry svg:viewBox="0 0 21600 21600" draw:type="rectangle" draw:enhanced-path="M 0 0 L 21600 0 21600 21600 0 21600 0 0 Z N"/>
        </draw:custom-shape>
        <draw:g draw:name="Group 55">
          <draw:custom-shape draw:name="Freeform 83" draw:style-name="gr1" draw:text-style-name="P1" draw:layer="layout" svg:width="6.145cm" svg:height="0.391cm" svg:x="10.559cm" svg:y="6.45cm">
            <text:p/>
            <draw:enhanced-geometry draw:mirror-horizontal="false" draw:mirror-vertical="false" svg:viewBox="0 0 3287889 141111" draw:type="non-primitive" draw:enhanced-path="M 0 0 L 3287889 141111 N">
              <draw:equation draw:name="f0" draw:formula="0*width/3287889"/>
              <draw:equation draw:name="f1" draw:formula="0*height/141111"/>
              <draw:equation draw:name="f2" draw:formula="3287889*width/3287889"/>
              <draw:equation draw:name="f3" draw:formula="141111*height/141111"/>
              <draw:equation draw:name="f4" draw:formula="width"/>
              <draw:equation draw:name="f5" draw:formula="height"/>
            </draw:enhanced-geometry>
          </draw:custom-shape>
          <draw:custom-shape draw:name="Freeform 84" draw:style-name="gr1" draw:text-style-name="P1" draw:layer="layout" svg:width="6.145cm" svg:height="0.391cm" svg:x="10.555cm" svg:y="5.854cm">
            <text:p/>
            <draw:enhanced-geometry draw:mirror-horizontal="true" draw:mirror-vertical="false" svg:viewBox="0 0 3287889 141111" draw:type="non-primitive" draw:enhanced-path="M 0 0 L 3287889 141111 N">
              <draw:equation draw:name="f0" draw:formula="0*width/3287889"/>
              <draw:equation draw:name="f1" draw:formula="0*height/141111"/>
              <draw:equation draw:name="f2" draw:formula="3287889*width/3287889"/>
              <draw:equation draw:name="f3" draw:formula="141111*height/141111"/>
              <draw:equation draw:name="f4" draw:formula="width"/>
              <draw:equation draw:name="f5" draw:formula="height"/>
            </draw:enhanced-geometry>
          </draw:custom-shape>
          <draw:custom-shape draw:name="Freeform 85" draw:style-name="gr1" draw:text-style-name="P1" draw:layer="layout" svg:width="6.145cm" svg:height="0.391cm" svg:x="10.559cm" svg:y="6.716cm">
            <text:p/>
            <draw:enhanced-geometry draw:mirror-horizontal="false" draw:mirror-vertical="false" svg:viewBox="0 0 3287889 141111" draw:type="non-primitive" draw:enhanced-path="M 0 0 L 3287889 141111 N">
              <draw:equation draw:name="f0" draw:formula="0*width/3287889"/>
              <draw:equation draw:name="f1" draw:formula="0*height/141111"/>
              <draw:equation draw:name="f2" draw:formula="3287889*width/3287889"/>
              <draw:equation draw:name="f3" draw:formula="141111*height/141111"/>
              <draw:equation draw:name="f4" draw:formula="width"/>
              <draw:equation draw:name="f5" draw:formula="height"/>
            </draw:enhanced-geometry>
          </draw:custom-shape>
          <draw:custom-shape draw:name="Freeform 86" draw:style-name="gr1" draw:text-style-name="P1" draw:layer="layout" svg:width="6.145cm" svg:height="0.391cm" svg:x="10.559cm" svg:y="6.991cm">
            <text:p/>
            <draw:enhanced-geometry draw:mirror-horizontal="false" draw:mirror-vertical="false" svg:viewBox="0 0 3287889 141111" draw:type="non-primitive" draw:enhanced-path="M 0 0 L 3287889 141111 N">
              <draw:equation draw:name="f0" draw:formula="0*width/3287889"/>
              <draw:equation draw:name="f1" draw:formula="0*height/141111"/>
              <draw:equation draw:name="f2" draw:formula="3287889*width/3287889"/>
              <draw:equation draw:name="f3" draw:formula="141111*height/141111"/>
              <draw:equation draw:name="f4" draw:formula="width"/>
              <draw:equation draw:name="f5" draw:formula="height"/>
            </draw:enhanced-geometry>
          </draw:custom-shape>
        </draw:g>
        <draw:custom-shape draw:name="Freeform 56" draw:style-name="gr1" draw:text-style-name="P1" draw:layer="layout" svg:width="6.038cm" svg:height="0.391cm" svg:x="10.598cm" svg:y="9.621cm">
          <text:p/>
          <draw:enhanced-geometry draw:mirror-horizontal="true" draw:mirror-vertical="false" svg:viewBox="0 0 3287889 141111" draw:type="non-primitive" draw:enhanced-path="M 0 0 L 3287889 141111 N">
            <draw:equation draw:name="f0" draw:formula="0*width/3287889"/>
            <draw:equation draw:name="f1" draw:formula="0*height/141111"/>
            <draw:equation draw:name="f2" draw:formula="3287889*width/3287889"/>
            <draw:equation draw:name="f3" draw:formula="141111*height/141111"/>
            <draw:equation draw:name="f4" draw:formula="width"/>
            <draw:equation draw:name="f5" draw:formula="height"/>
          </draw:enhanced-geometry>
        </draw:custom-shape>
        <draw:custom-shape draw:name="Freeform 57" draw:style-name="gr1" draw:text-style-name="P1" draw:layer="layout" svg:width="6.038cm" svg:height="0.391cm" svg:x="10.598cm" svg:y="9.886cm">
          <text:p/>
          <draw:enhanced-geometry draw:mirror-horizontal="true" draw:mirror-vertical="false" svg:viewBox="0 0 3287889 141111" draw:type="non-primitive" draw:enhanced-path="M 0 0 L 3287889 141111 N">
            <draw:equation draw:name="f0" draw:formula="0*width/3287889"/>
            <draw:equation draw:name="f1" draw:formula="0*height/141111"/>
            <draw:equation draw:name="f2" draw:formula="3287889*width/3287889"/>
            <draw:equation draw:name="f3" draw:formula="141111*height/141111"/>
            <draw:equation draw:name="f4" draw:formula="width"/>
            <draw:equation draw:name="f5" draw:formula="height"/>
          </draw:enhanced-geometry>
        </draw:custom-shape>
        <draw:custom-shape draw:name="Freeform 58" draw:style-name="gr1" draw:text-style-name="P1" draw:layer="layout" svg:width="6.038cm" svg:height="0.391cm" svg:x="10.598cm" svg:y="10.15cm">
          <text:p/>
          <draw:enhanced-geometry draw:mirror-horizontal="true" draw:mirror-vertical="false" svg:viewBox="0 0 3287889 141111" draw:type="non-primitive" draw:enhanced-path="M 0 0 L 3287889 141111 N">
            <draw:equation draw:name="f0" draw:formula="0*width/3287889"/>
            <draw:equation draw:name="f1" draw:formula="0*height/141111"/>
            <draw:equation draw:name="f2" draw:formula="3287889*width/3287889"/>
            <draw:equation draw:name="f3" draw:formula="141111*height/141111"/>
            <draw:equation draw:name="f4" draw:formula="width"/>
            <draw:equation draw:name="f5" draw:formula="height"/>
          </draw:enhanced-geometry>
        </draw:custom-shape>
        <draw:custom-shape draw:name="Freeform 59" draw:style-name="gr1" draw:text-style-name="P1" draw:layer="layout" svg:width="6.038cm" svg:height="0.391cm" svg:x="10.598cm" svg:y="10.68cm">
          <text:p/>
          <draw:enhanced-geometry draw:mirror-horizontal="true" draw:mirror-vertical="false" svg:viewBox="0 0 3287889 141111" draw:type="non-primitive" draw:enhanced-path="M 0 0 L 3287889 141111 N">
            <draw:equation draw:name="f0" draw:formula="0*width/3287889"/>
            <draw:equation draw:name="f1" draw:formula="0*height/141111"/>
            <draw:equation draw:name="f2" draw:formula="3287889*width/3287889"/>
            <draw:equation draw:name="f3" draw:formula="141111*height/141111"/>
            <draw:equation draw:name="f4" draw:formula="width"/>
            <draw:equation draw:name="f5" draw:formula="height"/>
          </draw:enhanced-geometry>
        </draw:custom-shape>
        <draw:custom-shape draw:name="Freeform 60" draw:style-name="gr1" draw:text-style-name="P1" draw:layer="layout" svg:width="6.038cm" svg:height="0.391cm" svg:x="10.598cm" svg:y="11.209cm">
          <text:p/>
          <draw:enhanced-geometry draw:mirror-horizontal="true" draw:mirror-vertical="false" svg:viewBox="0 0 3287889 141111" draw:type="non-primitive" draw:enhanced-path="M 0 0 L 3287889 141111 N">
            <draw:equation draw:name="f0" draw:formula="0*width/3287889"/>
            <draw:equation draw:name="f1" draw:formula="0*height/141111"/>
            <draw:equation draw:name="f2" draw:formula="3287889*width/3287889"/>
            <draw:equation draw:name="f3" draw:formula="141111*height/141111"/>
            <draw:equation draw:name="f4" draw:formula="width"/>
            <draw:equation draw:name="f5" draw:formula="height"/>
          </draw:enhanced-geometry>
        </draw:custom-shape>
        <draw:custom-shape draw:name="Freeform 61" draw:style-name="gr1" draw:text-style-name="P1" draw:layer="layout" svg:width="6.038cm" svg:height="0.391cm" svg:x="10.598cm" svg:y="10.415cm">
          <text:p/>
          <draw:enhanced-geometry draw:mirror-horizontal="true" draw:mirror-vertical="false" svg:viewBox="0 0 3287889 141111" draw:type="non-primitive" draw:enhanced-path="M 0 0 L 3287889 141111 N">
            <draw:equation draw:name="f0" draw:formula="0*width/3287889"/>
            <draw:equation draw:name="f1" draw:formula="0*height/141111"/>
            <draw:equation draw:name="f2" draw:formula="3287889*width/3287889"/>
            <draw:equation draw:name="f3" draw:formula="141111*height/141111"/>
            <draw:equation draw:name="f4" draw:formula="width"/>
            <draw:equation draw:name="f5" draw:formula="height"/>
          </draw:enhanced-geometry>
        </draw:custom-shape>
        <draw:custom-shape draw:name="Freeform 62" draw:style-name="gr1" draw:text-style-name="P1" draw:layer="layout" svg:width="6.038cm" svg:height="0.391cm" svg:x="10.598cm" svg:y="10.944cm">
          <text:p/>
          <draw:enhanced-geometry draw:mirror-horizontal="true" draw:mirror-vertical="false" svg:viewBox="0 0 3287889 141111" draw:type="non-primitive" draw:enhanced-path="M 0 0 L 3287889 141111 N">
            <draw:equation draw:name="f0" draw:formula="0*width/3287889"/>
            <draw:equation draw:name="f1" draw:formula="0*height/141111"/>
            <draw:equation draw:name="f2" draw:formula="3287889*width/3287889"/>
            <draw:equation draw:name="f3" draw:formula="141111*height/141111"/>
            <draw:equation draw:name="f4" draw:formula="width"/>
            <draw:equation draw:name="f5" draw:formula="height"/>
          </draw:enhanced-geometry>
        </draw:custom-shape>
        <draw:custom-shape draw:name="Freeform 63" draw:style-name="gr1" draw:text-style-name="P1" draw:layer="layout" svg:width="6.038cm" svg:height="0.391cm" svg:x="10.598cm" svg:y="11.473cm">
          <text:p/>
          <draw:enhanced-geometry draw:mirror-horizontal="true" draw:mirror-vertical="false" svg:viewBox="0 0 3287889 141111" draw:type="non-primitive" draw:enhanced-path="M 0 0 L 3287889 141111 N">
            <draw:equation draw:name="f0" draw:formula="0*width/3287889"/>
            <draw:equation draw:name="f1" draw:formula="0*height/141111"/>
            <draw:equation draw:name="f2" draw:formula="3287889*width/3287889"/>
            <draw:equation draw:name="f3" draw:formula="141111*height/141111"/>
            <draw:equation draw:name="f4" draw:formula="width"/>
            <draw:equation draw:name="f5" draw:formula="height"/>
          </draw:enhanced-geometry>
        </draw:custom-shape>
        <draw:line draw:name="Straight Connector 64" draw:style-name="gr8" draw:text-style-name="P6" draw:layer="layout" svg:x1="1.622cm" svg:y1="1.73cm" svg:x2="1.622cm" svg:y2="13.826cm">
          <text:p/>
        </draw:line>
        <draw:line draw:name="Straight Connector 65" draw:style-name="gr8" draw:text-style-name="P6" draw:layer="layout" svg:x1="4.683cm" svg:y1="1.73cm" svg:x2="4.683cm" svg:y2="13.826cm">
          <text:p/>
        </draw:line>
        <draw:line draw:name="Straight Connector 66" draw:style-name="gr8" draw:text-style-name="P6" draw:layer="layout" svg:x1="7.746cm" svg:y1="1.73cm" svg:x2="7.746cm" svg:y2="13.826cm">
          <text:p/>
        </draw:line>
        <draw:line draw:name="Straight Connector 67" draw:style-name="gr8" draw:text-style-name="P6" draw:layer="layout" svg:x1="16.706cm" svg:y1="1.73cm" svg:x2="16.706cm" svg:y2="13.826cm">
          <text:p/>
        </draw:line>
        <draw:line draw:name="Straight Connector 68" draw:style-name="gr8" draw:text-style-name="P6" draw:layer="layout" svg:x1="13.657cm" svg:y1="1.73cm" svg:x2="13.657cm" svg:y2="13.826cm">
          <text:p/>
        </draw:line>
        <draw:line draw:name="Straight Connector 69" draw:style-name="gr8" draw:text-style-name="P6" draw:layer="layout" svg:x1="10.639cm" svg:y1="1.73cm" svg:x2="10.639cm" svg:y2="13.826cm">
          <text:p/>
        </draw:line>
        <draw:custom-shape draw:name="Rectangle 70" draw:style-name="gr9" draw:text-style-name="P3" draw:layer="layout" svg:width="2.322cm" svg:height="0.843cm" svg:x="9.517cm" svg:y="0.042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custom-shape draw:name="Freeform 71" draw:style-name="gr1" draw:text-style-name="P1" draw:layer="layout" svg:width="8.853cm" svg:height="0.597cm" svg:x="7.694cm" svg:y="11.897cm">
          <text:p/>
          <draw:enhanced-geometry draw:mirror-horizontal="true" draw:mirror-vertical="false" svg:viewBox="0 0 3287889 141111" draw:type="non-primitive" draw:enhanced-path="M 0 0 L 3287889 141111 N">
            <draw:equation draw:name="f0" draw:formula="0*width/3287889"/>
            <draw:equation draw:name="f1" draw:formula="0*height/141111"/>
            <draw:equation draw:name="f2" draw:formula="3287889*width/3287889"/>
            <draw:equation draw:name="f3" draw:formula="141111*height/141111"/>
            <draw:equation draw:name="f4" draw:formula="width"/>
            <draw:equation draw:name="f5" draw:formula="height"/>
          </draw:enhanced-geometry>
        </draw:custom-shape>
        <draw:custom-shape draw:name="Freeform 72" draw:style-name="gr1" draw:text-style-name="P1" draw:layer="layout" svg:width="2.696cm" svg:height="0.164cm" svg:x="4.836cm" svg:y="12.722cm">
          <text:p/>
          <draw:enhanced-geometry draw:mirror-horizontal="true" draw:mirror-vertical="false" svg:viewBox="0 0 1100666 324555" draw:type="non-primitive" draw:enhanced-path="M 0 0 L 1100666 324555 N">
            <draw:equation draw:name="f0" draw:formula="0*width/1100666"/>
            <draw:equation draw:name="f1" draw:formula="0*height/324555"/>
            <draw:equation draw:name="f2" draw:formula="1100666*width/1100666"/>
            <draw:equation draw:name="f3" draw:formula="324555*height/324555"/>
            <draw:equation draw:name="f4" draw:formula="width"/>
            <draw:equation draw:name="f5" draw:formula="height"/>
          </draw:enhanced-geometry>
        </draw:custom-shape>
        <draw:custom-shape draw:name="TextBox 73" draw:style-name="gr10" draw:text-style-name="P8" draw:layer="layout" svg:width="2.169cm" svg:height="0.593cm" svg:x="8.452cm" svg:y="11.997cm">
          <text:p text:style-name="P7"><text:span text:style-name="T2"><text:s/></text:span><text:span text:style-name="T2">Interrupt </text:span></text:p>
          <draw:enhanced-geometry svg:viewBox="0 0 21600 21600" draw:type="rectangle" draw:enhanced-path="M 0 0 L 21600 0 21600 21600 0 21600 0 0 Z N"/>
        </draw:custom-shape>
        <draw:custom-shape draw:name="TextBox 74" draw:style-name="gr11" draw:text-style-name="P8" draw:layer="layout" svg:width="1.288cm" svg:height="0.593cm" svg:x="5.632cm" svg:y="12.421cm">
          <text:p text:style-name="P7"><text:span text:style-name="T2"><text:s/></text:span><text:span text:style-name="T2">wake</text:span></text:p>
          <draw:enhanced-geometry svg:viewBox="0 0 21600 21600" draw:type="rectangle" draw:enhanced-path="M 0 0 L 21600 0 21600 21600 0 21600 0 0 Z N"/>
        </draw:custom-shape>
        <draw:line draw:name="Straight Connector 75" draw:style-name="gr12" draw:text-style-name="P6" draw:layer="layout" svg:x1="4.679cm" svg:y1="4.615cm" svg:x2="4.679cm" svg:y2="11.984cm">
          <text:p/>
        </draw:line>
        <draw:custom-shape draw:name="Rectangle 76" draw:style-name="gr13" draw:text-style-name="P8" draw:layer="layout" svg:width="0.832cm" svg:height="3.211cm" svg:x="4.265cm" svg:y="6.07cm">
          <text:p text:style-name="P7"><text:span text:style-name="T2">S</text:span><text:span text:style-name="T2"><text:line-break/></text:span><text:span text:style-name="T2">l</text:span><text:span text:style-name="T2"><text:line-break/></text:span><text:span text:style-name="T2">e</text:span><text:span text:style-name="T2"><text:line-break/></text:span><text:span text:style-name="T2">e</text:span><text:span text:style-name="T2"><text:line-break/></text:span><text:span text:style-name="T2">p</text:span></text:p>
          <draw:enhanced-geometry svg:viewBox="0 0 21600 21600" draw:type="rectangle" draw:enhanced-path="M 0 0 L 21600 0 21600 21600 0 21600 0 0 Z N"/>
        </draw:custom-shape>
        <draw:custom-shape draw:name="Freeform 77" draw:style-name="gr1" draw:text-style-name="P1" draw:layer="layout" svg:width="3.096cm" svg:height="0.352cm" svg:x="1.536cm" svg:y="13.035cm">
          <text:p/>
          <draw:enhanced-geometry draw:mirror-horizontal="true" draw:mirror-vertical="false" svg:viewBox="0 0 1100666 324555" draw:type="non-primitive" draw:enhanced-path="M 0 0 L 1100666 324555 N">
            <draw:equation draw:name="f0" draw:formula="0*width/1100666"/>
            <draw:equation draw:name="f1" draw:formula="0*height/324555"/>
            <draw:equation draw:name="f2" draw:formula="1100666*width/1100666"/>
            <draw:equation draw:name="f3" draw:formula="324555*height/324555"/>
            <draw:equation draw:name="f4" draw:formula="width"/>
            <draw:equation draw:name="f5" draw:formula="height"/>
          </draw:enhanced-geometry>
        </draw:custom-shape>
        <draw:custom-shape draw:name="TextBox 78" draw:style-name="gr14" draw:text-style-name="P8" draw:layer="layout" svg:width="3.588cm" svg:height="1.185cm" svg:x="12.151cm" svg:y="6.238cm">
          <text:p text:style-name="P7"><text:span text:style-name="T2">Fetch descriptor</text:span><text:span text:style-name="T2"><text:line-break/></text:span><text:span text:style-name="T2">via DMA read</text:span></text:p>
          <draw:enhanced-geometry svg:viewBox="0 0 21600 21600" draw:type="rectangle" draw:enhanced-path="M 0 0 L 21600 0 21600 21600 0 21600 0 0 Z N"/>
        </draw:custom-shape>
        <draw:custom-shape draw:name="TextBox 79" draw:style-name="gr15" draw:text-style-name="P8" draw:layer="layout" svg:width="2.144cm" svg:height="1.185cm" svg:x="15.607cm" svg:y="7.811cm">
          <text:p text:style-name="P7"><text:span text:style-name="T2">Perform</text:span><text:span text:style-name="T2"><text:line-break/></text:span><text:span text:style-name="T2">operation</text:span></text:p>
          <draw:enhanced-geometry svg:viewBox="0 0 21600 21600" draw:type="rectangle" draw:enhanced-path="M 0 0 L 21600 0 21600 21600 0 21600 0 0 Z N"/>
        </draw:custom-shape>
        <draw:custom-shape draw:name="TextBox 80" draw:style-name="gr16" draw:text-style-name="P8" draw:layer="layout" svg:width="2.529cm" svg:height="1.185cm" svg:x="12.331cm" svg:y="10.044cm">
          <text:p text:style-name="P7"><text:span text:style-name="T2">Transfer</text:span><text:span text:style-name="T2"><text:line-break/></text:span><text:span text:style-name="T2">data (DMA)</text:span></text:p>
          <draw:enhanced-geometry svg:viewBox="0 0 21600 21600" draw:type="rectangle" draw:enhanced-path="M 0 0 L 21600 0 21600 21600 0 21600 0 0 Z N"/>
        </draw:custom-shape>
        <draw:custom-shape draw:name="TextBox 81" draw:style-name="gr17" draw:text-style-name="P8" draw:layer="layout" svg:width="2.995cm" svg:height="1.185cm" svg:x="3.134cm" svg:y="2.805cm">
          <text:p text:style-name="P7"><text:span text:style-name="T2">Prepare DMA</text:span><text:span text:style-name="T2"><text:line-break/></text:span><text:span text:style-name="T2">descriptor</text:span></text:p>
          <draw:enhanced-geometry svg:viewBox="0 0 21600 21600" draw:type="rectangle" draw:enhanced-path="M 0 0 L 21600 0 21600 21600 0 21600 0 0 Z N"/>
        </draw:custom-shape>
        <draw:custom-shape draw:name="TextBox 82" draw:style-name="gr18" draw:text-style-name="P8" draw:layer="layout" svg:width="3.876cm" svg:height="1.185cm" svg:x="8.291cm" svg:y="4.09cm">
          <text:p text:style-name="P7"><text:span text:style-name="T2">Write descriptor</text:span><text:span text:style-name="T2"><text:line-break/></text:span><text:span text:style-name="T2">address to devi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53cm" draw:distance="0.15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Desnoyers</meta:initial-creator>
    <meta:creation-date>2015-04-26T11:32:32</meta:creation-date>
    <dc:date>2015-04-26T14:33:06</dc:date>
    <dc:creator>Peter Desnoyers</dc:creator>
    <meta:editing-duration>PT7M7S</meta:editing-duration>
    <meta:editing-cycles>3</meta:editing-cycles>
    <meta:generator>OpenOffice/4.0.1$Unix OpenOffice.org_project/401m5$Build-9714</meta:generator>
    <meta:document-statistic meta:object-count="41"/>
  </office:meta>
</office:document-meta>
</file>